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5.368cm" svg:height="11.979cm" svg:x="0.356cm" svg:y="3.64cm">
            <draw:object draw:notify-on-update-of-ranges="Planilha1.A3:Planilha1.A57 Planilha1.B2:Planilha1.B2 Planilha1.B3:Planilha1.B57 Planilha1.C2:Planilha1.C2 Planilha1.C3:Planilha1.C57 Planilha1.D2:Planilha1.D2 Planilha1.D3:Planilha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P = n1xm2 / 8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office:value-type="string" calcext:value-type="string">
            <text:p>Execucao</text:p>
          </table:table-cell>
          <table:table-cell table:style-name="ce1" office:value-type="string" calcext:value-type="string">
            <text:p>Paralelo_Threads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Sequencial</text:p>
          </table:table-cell>
          <table:table-cell table:style-name="ce1"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s</text:p>
          </table:table-cell>
          <table:table-cell table:formula="of:=AVERAGE([.C3:.C12])" office:value-type="float" office:value="0" calcext:value-type="float">
            <text:p>0s</text:p>
          </table:table-cell>
          <table:table-cell table:formula="of:=AVERAGE([.D3:.D12])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office:value-type="float" office:value="0" calcext:value-type="float">
            <text:p>0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s</text:p>
          </table:table-cell>
          <table:table-cell table:formula="of:=AVERAGE([.C14:.C23])" office:value-type="float" office:value="0.1" calcext:value-type="float">
            <text:p>0,1s</text:p>
          </table:table-cell>
          <table:table-cell table:formula="of:=AVERAGE([.D14:.D23])" office:value-type="float" office:value="0.6" calcext:value-type="float">
            <text:p>0,6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s</text:p>
          </table:table-cell>
          <table:table-cell office:value-type="float" office:value="2" calcext:value-type="float">
            <text:p>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s</text:p>
          </table:table-cell>
          <table:table-cell table:formula="of:=AVERAGE([.C25:.C34])" office:value-type="float" office:value="1" calcext:value-type="float">
            <text:p>1s</text:p>
          </table:table-cell>
          <table:table-cell table:formula="of:=AVERAGE([.D25:.D34])" office:value-type="float" office:value="1.1" calcext:value-type="float">
            <text:p>1,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s</text:p>
          </table:table-cell>
          <table:table-cell office:value-type="float" office:value="2" calcext:value-type="float">
            <text:p>2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s</text:p>
          </table:table-cell>
          <table:table-cell table:formula="of:=AVERAGE([.C36:.C45])" office:value-type="float" office:value="2.9" calcext:value-type="float">
            <text:p>2,9s</text:p>
          </table:table-cell>
          <table:table-cell table:formula="of:=AVERAGE([.D36:.D45])" office:value-type="float" office:value="12.8" calcext:value-type="float">
            <text:p>12,8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0" calcext:value-type="float">
            <text:p>12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s</text:p>
          </table:table-cell>
          <table:table-cell office:value-type="float" office:value="20" calcext:value-type="float">
            <text:p>20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s</text:p>
          </table:table-cell>
          <table:table-cell office:value-type="float" office:value="20" calcext:value-type="float">
            <text:p>20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s</text:p>
          </table:table-cell>
          <table:table-cell office:value-type="float" office:value="21" calcext:value-type="float">
            <text:p>21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s</text:p>
          </table:table-cell>
          <table:table-cell table:formula="of:=AVERAGE([.C47:.C56])" office:value-type="float" office:value="19.4" calcext:value-type="float">
            <text:p>19,4s</text:p>
          </table:table-cell>
          <table:table-cell table:formula="of:=AVERAGE([.D47:.D56])" office:value-type="float" office:value="121.7" calcext:value-type="float">
            <text:p>121,7s</text:p>
          </table:table-cell>
          <table:table-cell table:number-columns-repeated="1020"/>
        </table:table-row>
      </table:table>
      <table:table table:name="resultados_2400x2400_p72000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</table:table>
      <table:table table:name="resultados_1200x1200_p180000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resultados_600x600_p4500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resultados_300x300_p1125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ultados_150x150_p281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50 x 150</text:p>
          </table:table-cell>
          <table:table-cell office:value-type="string" calcext:value-type="string">
            <text:p><text:s/>P =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</text:p>
          </table:table-cell>
          <table:table-cell table:formula="of:=AVERAGE([.C3:.C12])" office:value-type="float" office:value="0" calcext:value-type="float">
            <text:p>0</text:p>
          </table:table-cell>
          <table:table-cell table:formula="of:=AVERAGE([.D3:.D12]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</text:p>
          </table:table-cell>
          <table:table-cell table:formula="of:=AVERAGE([.C14:.C23])" office:value-type="float" office:value="0.1" calcext:value-type="float">
            <text:p>0,1</text:p>
          </table:table-cell>
          <table:table-cell table:formula="of:=AVERAGE([.D14:.D23])" office:value-type="float" office:value="0.6" calcext:value-type="float">
            <text:p>0,6</text:p>
          </table:table-cell>
        </table:table-row>
        <table:table-row table:style-name="ro1" table:visibility="collapse"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</text:p>
          </table:table-cell>
          <table:table-cell table:formula="of:=AVERAGE([.C25:.C34])" office:value-type="float" office:value="1" calcext:value-type="float">
            <text:p>1</text:p>
          </table:table-cell>
          <table:table-cell table:formula="of:=AVERAGE([.D25:.D34])" office:value-type="float" office:value="1.1" calcext:value-type="float">
            <text:p>1,1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</text:p>
          </table:table-cell>
          <table:table-cell table:formula="of:=AVERAGE([.C36:.C45])" office:value-type="float" office:value="2.9" calcext:value-type="float">
            <text:p>2,9</text:p>
          </table:table-cell>
          <table:table-cell table:formula="of:=AVERAGE([.D36:.D45])" office:value-type="float" office:value="12.8" calcext:value-type="float">
            <text:p>12,8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</text:p>
          </table:table-cell>
          <table:table-cell table:formula="of:=AVERAGE([.C47:.C56])" office:value-type="float" office:value="19.4" calcext:value-type="float">
            <text:p>19,4</text:p>
          </table:table-cell>
          <table:table-cell table:formula="of:=AVERAGE([.D47:.D56])" office:value-type="float" office:value="121.7" calcext:value-type="float">
            <text:p>12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2" number:min-decimal-places="2" number:min-integer-digits="1"/>
      <number:text>s</number:text>
    </number:number-style>
    <number:number-style style:name="N107">
      <number:number number:min-integer-digits="1"/>
      <number:text>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4:52.965202381</meta:creation-date>
    <dc:date>2022-09-28T23:04:06.149796170</dc:date>
    <meta:editing-duration>PT35M46S</meta:editing-duration>
    <meta:editing-cycles>8</meta:editing-cycles>
    <meta:generator>LibreOffice/7.3.6.2$Linux_X86_64 LibreOffice_project/30$Build-2</meta:generator>
    <meta:document-statistic meta:table-count="6" meta:cell-count="6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>
      <style:text-properties fo:color="#0000ee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5" style:family="chart">
      <style:text-properties fo:color="#cc0000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d320"/>
    </style:style>
    <style:style style:name="ch18" style:family="chart">
      <style:text-properties fo:color="#ffd32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369cm" svg:height="11.98cm" xlink:href=".." xlink:type="simple" chart:class="chart:line" chart:style-name="ch1">
        <chart:title svg:x="10.299cm" svg:y="0.375cm" chart:style-name="ch2">
          <text:p>Etapa 1: P = (n1xm2)/8</text:p>
        </chart:title>
        <chart:legend chart:legend-position="end" svg:x="18.102cm" svg:y="1.742cm" style:legend-expansion="custom" svg:width="6.399cm" svg:height="3.088cm" style:legend-expansion-aspect-ratio="2.07221502590674" chart:style-name="ch3"/>
        <chart:plot-area chart:style-name="ch4" table:cell-range-address="Planilha1.A2:Planilha1.D57" chart:data-source-has-labels="both" svg:x="2.017cm" svg:y="1.556cm" svg:width="16.066cm" svg:height="8.961cm">
          <chart:coordinate-region svg:x="3.009cm" svg:y="1.755cm" svg:width="14.133cm" svg:height="8.115cm"/>
          <chart:axis chart:dimension="x" chart:name="primary-x" chart:style-name="ch5" chartooo:axis-type="auto">
            <chartooo:date-scale/>
            <chart:title svg:x="8.723cm" svg:y="10.756cm" chart:style-name="ch6">
              <text:p>Matrizes Geradas</text:p>
            </chart:title>
            <chart:categories table:cell-range-address="Planilha1.A3:Planilha1.A57"/>
          </chart:axis>
          <chart:axis chart:dimension="y" chart:name="primary-y" chart:style-name="ch7">
            <chart:title svg:x="0.95cm" svg:y="7.945cm" chart:style-name="ch8">
              <text:p>Tempo Médio (segundos)</text:p>
            </chart:title>
            <chart:grid chart:style-name="ch9" chart:class="major"/>
          </chart:axis>
          <chart:series chart:style-name="ch10" chart:values-cell-range-address="Planilha1.B3:Planilha1.B57" chart:label-cell-address="Planilha1.B2:Planilha1.B2" chart:class="chart:line">
            <chart:regression-curve chart:style-name="ch11">
              <chart:equation chart:display-equation="false" chart:display-r-square="true" svg:x="17.619cm" svg:y="7.913cm" chart:style-name="ch12"/>
            </chart:regression-curve>
            <chart:data-point chart:repeated="5"/>
          </chart:series>
          <chart:series chart:style-name="ch13" chart:values-cell-range-address="Planilha1.C3:Planilha1.C57" chart:label-cell-address="Planilha1.C2:Planilha1.C2" chart:class="chart:line">
            <chart:regression-curve chart:style-name="ch14">
              <chart:equation chart:display-equation="false" chart:display-r-square="true" svg:x="17.649cm" svg:y="8.711cm" chart:style-name="ch15"/>
            </chart:regression-curve>
            <chart:data-point chart:repeated="5"/>
          </chart:series>
          <chart:series chart:style-name="ch16" chart:values-cell-range-address="Planilha1.D3:Planilha1.D57" chart:label-cell-address="Planilha1.D2:Planilha1.D2" chart:class="chart:line">
            <chart:regression-curve chart:style-name="ch17">
              <chart:equation chart:display-equation="false" chart:display-r-square="true" svg:x="17.582cm" svg:y="5.978cm" chart:style-name="ch18"/>
            </chart:regression-curve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